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3.976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ilter freq (Hz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rvo period (s)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2*PI()*[.B1]" office:value-type="float" office:value="31.4159265358979" calcext:value-type="float">
            <text:p>31.415926535897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ain = 1 - e^(-a * T)</text:p>
          </table:table-cell>
          <table:table-cell table:formula="of:=1-2.71828^(-[.B3] * [.B2])" office:value-type="float" office:value="0.118088547155586" calcext:value-type="float">
            <text:p>0.1180885471555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20:05:31.774849699</meta:creation-date>
    <dc:date>2024-05-27T20:37:31.584380329</dc:date>
    <meta:editing-duration>PT31M57S</meta:editing-duration>
    <meta:editing-cycles>6</meta:editing-cycles>
    <meta:generator>LibreOffice/7.4.7.2$Linux_X86_64 LibreOffice_project/40$Build-2</meta:generator>
    <meta:document-statistic meta:table-count="1" meta:cell-count="8" meta:object-count="0"/>
  </office:meta>
</office:document-meta>
</file>